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25cm" fo:min-width="27.5cm"/>
    </style:style>
    <style:style style:name="gr2" style:family="graphic" style:parent-style-name="standard">
      <style:graphic-properties draw:textarea-horizontal-align="justify" draw:textarea-vertical-align="middle" draw:auto-grow-height="false" fo:min-height="1.15cm" fo:min-width="27.5cm"/>
    </style:style>
    <style:style style:name="gr3" style:family="graphic" style:parent-style-name="standard">
      <style:graphic-properties draw:textarea-horizontal-align="justify" draw:textarea-vertical-align="middle" draw:auto-grow-height="false" fo:min-height="0.85cm" fo:min-width="27.5cm"/>
    </style:style>
    <style:style style:name="gr4" style:family="graphic" style:parent-style-name="standard">
      <style:graphic-properties draw:stroke="none" svg:stroke-color="#000000" draw:fill="none" draw:fill-color="#ffffff" fo:min-height="5.45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8cm" svg:height="2.5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8cm" svg:height="1.4cm" svg:x="0cm" svg:y="0cm">
          <text:p text:style-name="P1">SiteNam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8cm" svg:height="1.1cm" svg:x="0cm" svg:y="1.4cm">
          <text:p text:style-name="P1">SiteControls/Desktop Specific</text:p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5cm" svg:height="12.338cm" svg:x="28cm" svg:y="1.5cm">
          <draw:text-box>
            <text:p>Note: Site Controls MUST Be contextual. Desktop site must not have mobile controls, and Vice Versa.</text:p>
            <text:p/>
            <text:p>MUST ALSO maintin version parity between pages. We don;t want to have mobile users lose where they were going.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1-19T15:16:24.835046230</meta:creation-date>
    <dc:date>2021-01-19T15:33:25.720155796</dc:date>
    <meta:editing-duration>PT6M50S</meta:editing-duration>
    <meta:editing-cycles>1</meta:editing-cycles>
    <meta:document-statistic meta:object-count="4"/>
    <meta:generator>LibreOffice/6.0.7.3$Linux_X86_64 LibreOffice_project/00m0$Build-3</meta:generator>
  </office:meta>
</office:document-meta>
</file>